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draw:frame draw:style-name="gr1" draw:text-style-name="P2" draw:layer="layout" svg:width="20.6cm" svg:height="1.276cm" svg:x="4cm" svg:y="8.2cm">
          <draw:text-box>
            <text:p text:style-name="P1"><text:span text:style-name="T1">Template presentazione software enginee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>
        <draw:frame draw:style-name="gr1" draw:text-style-name="P2" draw:layer="layout" svg:width="20.6cm" svg:height="1.276cm" svg:x="3.6cm" svg:y="8.924cm">
          <draw:text-box>
            <text:p text:style-name="P1"><text:span text:style-name="T1">Qui mostriamo un overview di cosa parler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>
        <draw:frame draw:style-name="gr1" draw:text-style-name="P2" draw:layer="layout" svg:width="20.6cm" svg:height="1.276cm" svg:x="4cm" svg:y="8.2cm">
          <draw:text-box>
            <text:p text:style-name="P1"><text:span text:style-name="T1">Qui introduciamo il nostro obiettiv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draw:style-name="gr1" draw:text-style-name="P2" draw:layer="layout" svg:width="20.6cm" svg:height="2.301cm" svg:x="4cm" svg:y="8.2cm">
          <draw:text-box>
            <text:p text:style-name="P1"><text:span text:style-name="T1">Qui introduciamo le nostre eventuali scelte</text:span></text:p>
            <text:p text:style-name="P1"><text:span text:style-name="T1">Non-ortodosse (i.e. report system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>
        <draw:frame draw:style-name="gr1" draw:text-style-name="P2" draw:layer="layout" svg:width="20.6cm" svg:height="1.276cm" svg:x="4cm" svg:y="8.2cm">
          <draw:text-box>
            <text:p text:style-name="P1"><text:span text:style-name="T1">Qui entriamo in merito ai vari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>
        <draw:frame draw:style-name="gr1" draw:text-style-name="P2" draw:layer="layout" svg:width="20.6cm" svg:height="1.276cm" svg:x="4cm" svg:y="8.2cm">
          <draw:text-box>
            <text:p text:style-name="P1"><text:span text:style-name="T1">Ora tocca ai mockup, per non annoiarl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>
        <draw:frame draw:style-name="gr1" draw:text-style-name="P2" draw:layer="layout" svg:width="20.6cm" svg:height="1.276cm" svg:x="4cm" svg:y="8.2cm">
          <draw:text-box>
            <text:p text:style-name="P1"><text:span text:style-name="T1">Qualche use c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>
        <draw:frame draw:style-name="gr1" draw:text-style-name="P2" draw:layer="layout" svg:width="20.6cm" svg:height="1.276cm" svg:x="4cm" svg:y="8.2cm">
          <draw:text-box>
            <text:p text:style-name="P1"><text:span text:style-name="T1">Diagrammi vari, senza esagerare per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>
        <draw:frame draw:style-name="gr1" draw:text-style-name="P2" draw:layer="layout" svg:width="20.6cm" svg:height="2.301cm" svg:x="4cm" svg:y="8.2cm">
          <draw:text-box>
            <text:p text:style-name="P1"><text:span text:style-name="T1">The end, a seguire, note per il design di questa presentazi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>
        <draw:frame draw:style-name="gr1" draw:text-style-name="P2" draw:layer="layout" svg:width="20.6cm" svg:height="15.626cm" svg:x="3.8cm" svg:y="2.6cm">
          <draw:text-box>
            <text:p text:style-name="P1"><text:span text:style-name="T2">Pregasi di utilizzare il formato libero ed open source .odp</text:span><text:span text:style-name="T1">,</text:span></text:p>
            <text:p text:style-name="P1"><text:span text:style-name="T1">perché se vedrò un .ppt*, troverò chi lo ha committato, verrò a casa sua e rilascerò un gas soporifero nella sua stanza quando egli meno se </text:span><text:span text:style-name="T3">l'aspetta (cfr. sigla di “The prisoner”).</text:span></text:p>
            <text:p text:style-name="P1"><text:span text:style-name="T1">Il malcapitato si risveglierà in una dimensione alternativa in cui l'acqua è un potente lassativo, non esistono pensatoi, e i nativi sono estremamente puritani e reazionari.</text:span></text:p>
            <text:p text:style-name="P1"><text:span text:style-name="T1">Il sottoscritto invece, sfruttando la macchina trans-dimensionale la cui esistenza è stata implicata sopra, avrà trasferito il suo domicilio, per motivi scientifici, nella dimensione popolata esclusivamente da animegir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21:02:52.322409584</meta:creation-date>
    <dc:date>2015-11-11T21:16:14.040884636</dc:date>
    <meta:editing-duration>PT13M22S</meta:editing-duration>
    <meta:editing-cycles>2</meta:editing-cycles>
    <meta:generator>LibreOffice/4.4.6.3$Linux_X86_64 LibreOffice_project/40m0$Build-3</meta:generator>
    <meta:document-statistic meta:object-count="51"/>
  </office:meta>
</office:document-meta>
</file>